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automatic-styles>
    <style:style style:name="Tabela1" style:family="table">
      <style:table-properties style:width="10.194cm" fo:margin-left="0cm" table:align="left"/>
    </style:style>
    <style:style style:name="Tabela1.A" style:family="table-column">
      <style:table-column-properties style:column-width="5.191cm"/>
    </style:style>
    <style:style style:name="Tabela1.B" style:family="table-column">
      <style:table-column-properties style:column-width="1.752cm"/>
    </style:style>
    <style:style style:name="Tabela1.C" style:family="table-column">
      <style:table-column-properties style:column-width="3.251cm"/>
    </style:style>
    <style:style style:name="Tabela1.A1" style:family="table-cell">
      <style:table-cell-properties fo:background-color="#fff2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C2" style:family="table-cell">
      <style:table-cell-properties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" style:family="table">
      <style:table-properties style:width="18.244cm" fo:margin-left="0cm" table:align="left"/>
    </style:style>
    <style:style style:name="Tabela2.A" style:family="table-column">
      <style:table-column-properties style:column-width="10.483cm"/>
    </style:style>
    <style:style style:name="Tabela2.B" style:family="table-column">
      <style:table-column-properties style:column-width="6.207cm"/>
    </style:style>
    <style:style style:name="Tabela2.C" style:family="table-column">
      <style:table-column-properties style:column-width="1.554cm"/>
    </style:style>
    <style:style style:name="Tabela2.A1" style:family="table-cell">
      <style:table-cell-properties fo:background-color="#fff2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.C1" style:family="table-cell">
      <style:table-cell-properties fo:background-color="#fff2cc" fo:padding-left="0.018cm" fo:padding-right="0.018cm" fo:padding-top="0cm" fo:padding-bottom="0cm" fo:border="0.5pt solid #000000" style:writing-mode="lr-tb">
        <style:background-image/>
      </style:table-cell-properties>
    </style:style>
    <style:style style:name="Tabe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ela2.C2" style:family="table-cell">
      <style:table-cell-properties fo:background-color="#f8f8f8" fo:padding-left="0.018cm" fo:padding-right="0.018cm" fo:padding-top="0cm" fo:padding-bottom="0cm" fo:border="0.5pt solid #000000" style:writing-mode="lr-tb">
        <style:background-image/>
      </style:table-cell-properties>
    </style:style>
    <style:style style:name="Tabela2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2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2.A4" style:family="table-cell">
      <style:table-cell-properties fo:padding-left="0.191cm" fo:padding-right="0.191cm" fo:padding-top="0cm" fo:padding-bottom="0cm" fo:border="0.5pt solid #000000" style:writing-mode="lr-tb"/>
    </style:style>
    <style:style style:name="Tabela2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2.A5" style:family="table-cell">
      <style:table-cell-properties fo:padding-left="0.191cm" fo:padding-right="0.191cm" fo:padding-top="0cm" fo:padding-bottom="0cm" fo:border="0.5pt solid #000000" style:writing-mode="lr-tb"/>
    </style:style>
    <style:style style:name="Tabela2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2.A6" style:family="table-cell">
      <style:table-cell-properties fo:padding-left="0.191cm" fo:padding-right="0.191cm" fo:padding-top="0cm" fo:padding-bottom="0cm" fo:border="0.5pt solid #000000" style:writing-mode="lr-tb"/>
    </style:style>
    <style:style style:name="Tabela2.B6" style:family="table-cell">
      <style:table-cell-properties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8.244cm" fo:margin-left="0cm" table:align="left"/>
    </style:style>
    <style:style style:name="Tabela3.A" style:family="table-column">
      <style:table-column-properties style:column-width="11.587cm"/>
    </style:style>
    <style:style style:name="Tabela3.B" style:family="table-column">
      <style:table-column-properties style:column-width="5.103cm"/>
    </style:style>
    <style:style style:name="Tabela3.C" style:family="table-column">
      <style:table-column-properties style:column-width="1.554cm"/>
    </style:style>
    <style:style style:name="Tabela3.A1" style:family="table-cell">
      <style:table-cell-properties fo:background-color="#fff2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C1" style:family="table-cell">
      <style:table-cell-properties fo:background-color="#fff2cc" fo:padding-left="0.018cm" fo:padding-right="0.018cm" fo:padding-top="0cm" fo:padding-bottom="0cm" fo:border="0.5pt solid #000000" style:writing-mode="lr-tb">
        <style:background-image/>
      </style:table-cell-properties>
    </style:style>
    <style:style style:name="Tabela3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3.B2" style:family="table-cell">
      <style:table-cell-properties fo:padding-left="0.191cm" fo:padding-right="0.191cm" fo:padding-top="0cm" fo:padding-bottom="0cm" fo:border="0.5pt solid #000000" style:writing-mode="lr-tb"/>
    </style:style>
    <style:style style:name="Tabela3.C2" style:family="table-cell">
      <style:table-cell-properties fo:background-color="#f8f8f8" fo:padding-left="0.018cm" fo:padding-right="0.018cm" fo:padding-top="0cm" fo:padding-bottom="0cm" fo:border="0.5pt solid #000000" style:writing-mode="lr-tb">
        <style:background-image/>
      </style:table-cell-properties>
    </style:style>
    <style:style style:name="Tabela3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3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3.A4" style:family="table-cell">
      <style:table-cell-properties fo:padding-left="0.191cm" fo:padding-right="0.191cm" fo:padding-top="0cm" fo:padding-bottom="0cm" fo:border="0.5pt solid #000000" style:writing-mode="lr-tb"/>
    </style:style>
    <style:style style:name="Tabela3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3.A5" style:family="table-cell">
      <style:table-cell-properties fo:padding-left="0.191cm" fo:padding-right="0.191cm" fo:padding-top="0cm" fo:padding-bottom="0cm" fo:border="0.5pt solid #000000" style:writing-mode="lr-tb"/>
    </style:style>
    <style:style style:name="Tabela3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3.A6" style:family="table-cell">
      <style:table-cell-properties fo:padding-left="0.191cm" fo:padding-right="0.191cm" fo:padding-top="0cm" fo:padding-bottom="0cm" fo:border="0.5pt solid #000000" style:writing-mode="lr-tb"/>
    </style:style>
    <style:style style:name="Tabela3.B6" style:family="table-cell">
      <style:table-cell-properties fo:padding-left="0.191cm" fo:padding-right="0.191cm" fo:padding-top="0cm" fo:padding-bottom="0cm" fo:border="0.5pt solid #000000" style:writing-mode="lr-tb"/>
    </style:style>
    <style:style style:name="Tabela3.A7" style:family="table-cell">
      <style:table-cell-properties fo:padding-left="0.191cm" fo:padding-right="0.191cm" fo:padding-top="0cm" fo:padding-bottom="0cm" fo:border="0.5pt solid #000000" style:writing-mode="lr-tb"/>
    </style:style>
    <style:style style:name="Tabela3.B7" style:family="table-cell">
      <style:table-cell-properties fo:padding-left="0.191cm" fo:padding-right="0.191cm" fo:padding-top="0cm" fo:padding-bottom="0cm" fo:border="0.5pt solid #000000" style:writing-mode="lr-tb"/>
    </style:style>
    <style:style style:name="Tabela3.A8" style:family="table-cell">
      <style:table-cell-properties fo:padding-left="0.191cm" fo:padding-right="0.191cm" fo:padding-top="0cm" fo:padding-bottom="0cm" fo:border="0.5pt solid #000000" style:writing-mode="lr-tb"/>
    </style:style>
    <style:style style:name="Tabela3.B8" style:family="table-cell">
      <style:table-cell-properties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8.244cm" fo:margin-left="0cm" table:align="left"/>
    </style:style>
    <style:style style:name="Tabela4.A" style:family="table-column">
      <style:table-column-properties style:column-width="11.396cm"/>
    </style:style>
    <style:style style:name="Tabela4.B" style:family="table-column">
      <style:table-column-properties style:column-width="5.293cm"/>
    </style:style>
    <style:style style:name="Tabela4.C" style:family="table-column">
      <style:table-column-properties style:column-width="1.554cm"/>
    </style:style>
    <style:style style:name="Tabela4.A1" style:family="table-cell">
      <style:table-cell-properties fo:background-color="#fff2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4.C1" style:family="table-cell">
      <style:table-cell-properties fo:background-color="#fff2cc" fo:padding-left="0.018cm" fo:padding-right="0.018cm" fo:padding-top="0cm" fo:padding-bottom="0cm" fo:border="0.5pt solid #000000" style:writing-mode="lr-tb">
        <style:background-image/>
      </style:table-cell-properties>
    </style:style>
    <style:style style:name="Tabela4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4.B2" style:family="table-cell">
      <style:table-cell-properties fo:padding-left="0.191cm" fo:padding-right="0.191cm" fo:padding-top="0cm" fo:padding-bottom="0cm" fo:border="0.5pt solid #000000" style:writing-mode="lr-tb"/>
    </style:style>
    <style:style style:name="Tabela4.C2" style:family="table-cell">
      <style:table-cell-properties fo:background-color="#f8f8f8" fo:padding-left="0.018cm" fo:padding-right="0.018cm" fo:padding-top="0cm" fo:padding-bottom="0cm" fo:border="0.5pt solid #000000" style:writing-mode="lr-tb">
        <style:background-image/>
      </style:table-cell-properties>
    </style:style>
    <style:style style:name="Tabela4.A3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0.5pt dotted #000000" style:writing-mode="lr-tb"/>
    </style:style>
    <style:style style:name="Tabela4.B3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0.5pt dotted #000000" style:writing-mode="lr-tb"/>
    </style:style>
    <style:style style:name="Tabela4.C3" style:family="table-cell">
      <style:table-cell-properties fo:background-color="#f8f8f8" fo:padding-left="0.018cm" fo:padding-right="0.018cm" fo:padding-top="0cm" fo:padding-bottom="0cm" fo:border-left="0.5pt solid #000000" fo:border-right="0.5pt solid #000000" fo:border-top="0.5pt solid #000000" fo:border-bottom="0.5pt dotted #000000" style:writing-mode="lr-tb">
        <style:background-image/>
      </style:table-cell-properties>
    </style:style>
    <style:style style:name="Tabela4.A4" style:family="table-cell">
      <style:table-cell-properties fo:padding-left="0.191cm" fo:padding-right="0.191cm" fo:padding-top="0cm" fo:padding-bottom="0cm" fo:border-left="0.5pt solid #000000" fo:border-right="0.5pt solid #000000" fo:border-top="0.5pt dotted #000000" fo:border-bottom="0.5pt dotted #000000" style:writing-mode="lr-tb"/>
    </style:style>
    <style:style style:name="Tabela4.B4" style:family="table-cell">
      <style:table-cell-properties fo:padding-left="0.191cm" fo:padding-right="0.191cm" fo:padding-top="0cm" fo:padding-bottom="0cm" fo:border-left="0.5pt solid #000000" fo:border-right="0.5pt solid #000000" fo:border-top="0.5pt dotted #000000" fo:border-bottom="0.5pt dotted #000000" style:writing-mode="lr-tb"/>
    </style:style>
    <style:style style:name="Tabela4.C4" style:family="table-cell">
      <style:table-cell-properties fo:background-color="#f8f8f8" fo:padding-left="0.018cm" fo:padding-right="0.018cm" fo:padding-top="0cm" fo:padding-bottom="0cm" fo:border-left="0.5pt solid #000000" fo:border-right="0.5pt solid #000000" fo:border-top="0.5pt dotted #000000" fo:border-bottom="0.5pt dotted #000000" style:writing-mode="lr-tb">
        <style:background-image/>
      </style:table-cell-properties>
    </style:style>
    <style:style style:name="Tabela4.A5" style:family="table-cell">
      <style:table-cell-properties fo:padding-left="0.191cm" fo:padding-right="0.191cm" fo:padding-top="0cm" fo:padding-bottom="0cm" fo:border-left="0.5pt solid #000000" fo:border-right="0.5pt solid #000000" fo:border-top="0.5pt dotted #000000" fo:border-bottom="0.5pt dotted #000000" style:writing-mode="lr-tb"/>
    </style:style>
    <style:style style:name="Tabela4.B5" style:family="table-cell">
      <style:table-cell-properties fo:padding-left="0.191cm" fo:padding-right="0.191cm" fo:padding-top="0cm" fo:padding-bottom="0cm" fo:border-left="0.5pt solid #000000" fo:border-right="0.5pt solid #000000" fo:border-top="0.5pt dotted #000000" fo:border-bottom="0.5pt dotted #000000" style:writing-mode="lr-tb"/>
    </style:style>
    <style:style style:name="Tabela4.A6" style:family="table-cell">
      <style:table-cell-properties fo:padding-left="0.191cm" fo:padding-right="0.191cm" fo:padding-top="0cm" fo:padding-bottom="0cm" fo:border-left="0.5pt solid #000000" fo:border-right="0.5pt solid #000000" fo:border-top="0.5pt dotted #000000" fo:border-bottom="0.5pt dotted #000000" style:writing-mode="lr-tb"/>
    </style:style>
    <style:style style:name="Tabela4.B6" style:family="table-cell">
      <style:table-cell-properties fo:padding-left="0.191cm" fo:padding-right="0.191cm" fo:padding-top="0cm" fo:padding-bottom="0cm" fo:border-left="0.5pt solid #000000" fo:border-right="0.5pt solid #000000" fo:border-top="0.5pt dotted #000000" fo:border-bottom="0.5pt dotted #000000" style:writing-mode="lr-tb"/>
    </style:style>
    <style:style style:name="Tabela4.A7" style:family="table-cell">
      <style:table-cell-properties fo:padding-left="0.191cm" fo:padding-right="0.191cm" fo:padding-top="0cm" fo:padding-bottom="0cm" fo:border-left="0.5pt solid #000000" fo:border-right="0.5pt solid #000000" fo:border-top="0.5pt dotted #000000" fo:border-bottom="0.5pt dotted #000000" style:writing-mode="lr-tb"/>
    </style:style>
    <style:style style:name="Tabela4.B7" style:family="table-cell">
      <style:table-cell-properties fo:padding-left="0.191cm" fo:padding-right="0.191cm" fo:padding-top="0cm" fo:padding-bottom="0cm" fo:border-left="0.5pt solid #000000" fo:border-right="0.5pt solid #000000" fo:border-top="0.5pt dotted #000000" fo:border-bottom="0.5pt dotted #000000" style:writing-mode="lr-tb"/>
    </style:style>
    <style:style style:name="Tabela4.A8" style:family="table-cell">
      <style:table-cell-properties fo:padding-left="0.191cm" fo:padding-right="0.191cm" fo:padding-top="0cm" fo:padding-bottom="0cm" fo:border-left="0.5pt solid #000000" fo:border-right="0.5pt solid #000000" fo:border-top="0.5pt dotted #000000" fo:border-bottom="0.5pt dotted #000000" style:writing-mode="lr-tb"/>
    </style:style>
    <style:style style:name="Tabela4.B8" style:family="table-cell">
      <style:table-cell-properties fo:padding-left="0.191cm" fo:padding-right="0.191cm" fo:padding-top="0cm" fo:padding-bottom="0cm" fo:border-left="0.5pt solid #000000" fo:border-right="0.5pt solid #000000" fo:border-top="0.5pt dotted #000000" fo:border-bottom="0.5pt dotted #000000" style:writing-mode="lr-tb"/>
    </style:style>
    <style:style style:name="Tabela4.A9" style:family="table-cell">
      <style:table-cell-properties fo:padding-left="0.191cm" fo:padding-right="0.191cm" fo:padding-top="0cm" fo:padding-bottom="0cm" fo:border-left="0.5pt solid #000000" fo:border-right="0.5pt solid #000000" fo:border-top="0.5pt dotted #000000" fo:border-bottom="0.5pt dotted #000000" style:writing-mode="lr-tb"/>
    </style:style>
    <style:style style:name="Tabela4.B9" style:family="table-cell">
      <style:table-cell-properties fo:padding-left="0.191cm" fo:padding-right="0.191cm" fo:padding-top="0cm" fo:padding-bottom="0cm" fo:border-left="0.5pt solid #000000" fo:border-right="0.5pt solid #000000" fo:border-top="0.5pt dotted #000000" fo:border-bottom="0.5pt dotted #000000" style:writing-mode="lr-tb"/>
    </style:style>
    <style:style style:name="Tabela4.A10" style:family="table-cell">
      <style:table-cell-properties fo:padding-left="0.191cm" fo:padding-right="0.191cm" fo:padding-top="0cm" fo:padding-bottom="0cm" fo:border-left="0.5pt solid #000000" fo:border-right="0.5pt solid #000000" fo:border-top="0.5pt dotted #000000" fo:border-bottom="0.5pt solid #000000" style:writing-mode="lr-tb"/>
    </style:style>
    <style:style style:name="Tabela4.B10" style:family="table-cell">
      <style:table-cell-properties fo:padding-left="0.191cm" fo:padding-right="0.191cm" fo:padding-top="0cm" fo:padding-bottom="0cm" fo:border-left="0.5pt solid #000000" fo:border-right="0.5pt solid #000000" fo:border-top="0.5pt dotted #000000" fo:border-bottom="0.5pt solid #000000" style:writing-mode="lr-tb"/>
    </style:style>
    <style:style style:name="Tabela4.C10" style:family="table-cell">
      <style:table-cell-properties fo:background-color="#f8f8f8" fo:padding-left="0.018cm" fo:padding-right="0.018cm" fo:padding-top="0cm" fo:padding-bottom="0cm" fo:border-left="0.5pt solid #000000" fo:border-right="0.5pt solid #000000" fo:border-top="0.5pt dotted #000000" fo:border-bottom="0.5pt solid #000000" style:writing-mode="lr-tb">
        <style:background-image/>
      </style:table-cell-properties>
    </style:style>
    <style:style style:name="Tabela4.A11" style:family="table-cell">
      <style:table-cell-properties fo:padding-left="0.191cm" fo:padding-right="0.191cm" fo:padding-top="0cm" fo:padding-bottom="0cm" fo:border="0.5pt solid #000000" style:writing-mode="lr-tb"/>
    </style:style>
    <style:style style:name="Tabela4.B11" style:family="table-cell">
      <style:table-cell-properties fo:padding-left="0.191cm" fo:padding-right="0.191cm" fo:padding-top="0cm" fo:padding-bottom="0cm" fo:border="0.5pt solid #000000" style:writing-mode="lr-tb"/>
    </style:style>
    <style:style style:name="Tabela4.A12" style:family="table-cell">
      <style:table-cell-properties fo:padding-left="0.191cm" fo:padding-right="0.191cm" fo:padding-top="0cm" fo:padding-bottom="0cm" fo:border="0.5pt solid #000000" style:writing-mode="lr-tb"/>
    </style:style>
    <style:style style:name="Tabela4.B12" style:family="table-cell">
      <style:table-cell-properties fo:padding-left="0.191cm" fo:padding-right="0.191cm" fo:padding-top="0cm" fo:padding-bottom="0cm" fo:border="0.5pt solid #000000" style:writing-mode="lr-tb"/>
    </style:style>
    <style:style style:name="Tabela4.A13" style:family="table-cell">
      <style:table-cell-properties fo:padding-left="0.191cm" fo:padding-right="0.191cm" fo:padding-top="0cm" fo:padding-bottom="0cm" fo:border="0.5pt solid #000000" style:writing-mode="lr-tb"/>
    </style:style>
    <style:style style:name="Tabela4.B13" style:family="table-cell">
      <style:table-cell-properties fo:padding-left="0.191cm" fo:padding-right="0.191cm" fo:padding-top="0cm" fo:padding-bottom="0cm" fo:border="0.5pt solid #000000" style:writing-mode="lr-tb"/>
    </style:style>
    <style:style style:name="Tabela4.A14" style:family="table-cell">
      <style:table-cell-properties fo:padding-left="0.191cm" fo:padding-right="0.191cm" fo:padding-top="0cm" fo:padding-bottom="0cm" fo:border="0.5pt solid #000000" style:writing-mode="lr-tb"/>
    </style:style>
    <style:style style:name="Tabela4.B14" style:family="table-cell">
      <style:table-cell-properties fo:padding-left="0.191cm" fo:padding-right="0.191cm" fo:padding-top="0cm" fo:padding-bottom="0cm" fo:border="0.5pt solid #000000" style:writing-mode="lr-tb"/>
    </style:style>
    <style:style style:name="Tabela4.15" style:family="table-row">
      <style:table-row-properties style:min-row-height="1.016cm"/>
    </style:style>
    <style:style style:name="Tabela4.A15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0.5pt dotted #000000" style:writing-mode="lr-tb"/>
    </style:style>
    <style:style style:name="Tabela4.B15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0.5pt dotted #000000" style:writing-mode="lr-tb"/>
    </style:style>
    <style:style style:name="Tabela4.16" style:family="table-row">
      <style:table-row-properties style:min-row-height="2.438cm"/>
    </style:style>
    <style:style style:name="Tabela4.A16" style:family="table-cell">
      <style:table-cell-properties fo:padding-left="0.191cm" fo:padding-right="0.191cm" fo:padding-top="0cm" fo:padding-bottom="0cm" fo:border-left="0.5pt solid #000000" fo:border-right="0.5pt solid #000000" fo:border-top="0.5pt dotted #000000" fo:border-bottom="0.5pt dotted #000000" style:writing-mode="lr-tb"/>
    </style:style>
    <style:style style:name="Tabela4.B16" style:family="table-cell">
      <style:table-cell-properties fo:padding-left="0.191cm" fo:padding-right="0.191cm" fo:padding-top="0cm" fo:padding-bottom="0cm" fo:border-left="0.5pt solid #000000" fo:border-right="0.5pt solid #000000" fo:border-top="0.5pt dotted #000000" fo:border-bottom="0.5pt dotted #000000" style:writing-mode="lr-tb"/>
    </style:style>
    <style:style style:name="Tabela4.17" style:family="table-row">
      <style:table-row-properties style:min-row-height="4.085cm"/>
    </style:style>
    <style:style style:name="Tabela4.A17" style:family="table-cell">
      <style:table-cell-properties fo:padding-left="0.191cm" fo:padding-right="0.191cm" fo:padding-top="0cm" fo:padding-bottom="0cm" fo:border-left="0.5pt solid #000000" fo:border-right="0.5pt solid #000000" fo:border-top="0.5pt dotted #000000" fo:border-bottom="0.5pt solid #000000" style:writing-mode="lr-tb"/>
    </style:style>
    <style:style style:name="Tabela4.B17" style:family="table-cell">
      <style:table-cell-properties fo:padding-left="0.191cm" fo:padding-right="0.191cm" fo:padding-top="0cm" fo:padding-bottom="0cm" fo:border-left="0.5pt solid #000000" fo:border-right="0.5pt solid #000000" fo:border-top="0.5pt dotted #000000" fo:border-bottom="0.5pt solid #000000" style:writing-mode="lr-tb"/>
    </style:style>
    <style:style style:name="Tabela4.A18" style:family="table-cell">
      <style:table-cell-properties fo:padding-left="0.191cm" fo:padding-right="0.191cm" fo:padding-top="0cm" fo:padding-bottom="0cm" fo:border="0.5pt solid #000000" style:writing-mode="lr-tb"/>
    </style:style>
    <style:style style:name="Tabela4.B18" style:family="table-cell">
      <style:table-cell-properties fo:padding-left="0.191cm" fo:padding-right="0.191cm" fo:padding-top="0cm" fo:padding-bottom="0cm" fo:border="0.5pt solid #000000" style:writing-mode="lr-tb"/>
    </style:style>
    <style:style style:name="Tabela4.A19" style:family="table-cell">
      <style:table-cell-properties fo:padding-left="0.191cm" fo:padding-right="0.191cm" fo:padding-top="0cm" fo:padding-bottom="0cm" fo:border="0.5pt solid #000000" style:writing-mode="lr-tb"/>
    </style:style>
    <style:style style:name="Tabela4.B19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paragraph-properties fo:margin-top="0cm" fo:margin-bottom="0cm" loext:contextual-spacing="false" fo:line-height="100%"/>
      <style:text-properties fo:font-weight="bold" style:font-weight-asian="bold"/>
    </style:style>
    <style:style style:name="P2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weight="bold" style:font-weight-asian="bold"/>
    </style:style>
    <style:style style:name="P3" style:family="paragraph" style:parent-style-name="Normal">
      <style:paragraph-properties fo:margin-top="0cm" fo:margin-bottom="0cm" loext:contextual-spacing="false" fo:line-height="100%" fo:text-align="end" style:justify-single-word="false"/>
      <style:text-properties fo:font-weight="bold" style:font-weight-asian="bold"/>
    </style:style>
    <style:style style:name="P4" style:family="paragraph" style:parent-style-name="Normal">
      <style:paragraph-properties fo:margin-top="0cm" fo:margin-bottom="0cm" loext:contextual-spacing="false" fo:line-height="100%"/>
    </style:style>
    <style:style style:name="P5" style:family="paragraph" style:parent-style-name="Normal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Sem_20_Espaçamento">
      <style:text-properties fo:font-weight="bold" style:font-weight-asian="bold"/>
    </style:style>
    <style:style style:name="P7" style:family="paragraph" style:parent-style-name="Sem_20_Espaçamento">
      <style:paragraph-properties fo:text-align="end" style:justify-single-word="false"/>
      <style:text-properties fo:font-weight="bold" style:font-weight-asian="bold"/>
    </style:style>
    <style:style style:name="P8" style:family="paragraph" style:parent-style-name="Sem_20_Espaçamento">
      <style:text-properties fo:color="#ff0000"/>
    </style:style>
    <style:style style:name="P9" style:family="paragraph" style:parent-style-name="Sem_20_Espaçamento">
      <style:text-properties fo:color="#ff0000" fo:font-weight="bold" style:font-weight-asian="bold"/>
    </style:style>
    <style:style style:name="P10" style:family="paragraph" style:parent-style-name="Sem_20_Espaçamento">
      <style:text-properties fo:color="#ff0000" fo:language="en" fo:country="US"/>
    </style:style>
    <style:style style:name="P11" style:family="paragraph" style:parent-style-name="Sem_20_Espaçamento">
      <style:paragraph-properties fo:text-align="end" style:justify-single-word="false"/>
    </style:style>
    <style:style style:name="P12" style:family="paragraph" style:parent-style-name="Sem_20_Espaçamento">
      <style:text-properties fo:language="en" fo:country="US"/>
    </style:style>
    <style:style style:name="P13" style:family="paragraph" style:parent-style-name="Sem_20_Espaçamento">
      <style:text-properties fo:font-size="10pt" style:font-size-asian="10pt"/>
    </style:style>
    <style:style style:name="P14" style:family="paragraph" style:parent-style-name="Normal">
      <style:paragraph-properties fo:margin-top="0cm" fo:margin-bottom="0.353cm" loext:contextual-spacing="false" fo:line-height="115%" fo:hyphenation-ladder-count="no-limit" style:vertical-align="auto"/>
      <style:text-properties fo:hyphenate="true"/>
    </style:style>
    <style:style style:name="P15" style:family="paragraph" style:parent-style-name="Default">
      <style:text-properties fo:font-size="11pt" style:font-size-asian="11pt" style:font-size-complex="11pt"/>
    </style:style>
    <style:style style:name="P16" style:family="paragraph" style:parent-style-name="Default">
      <style:text-properties fo:font-size="11pt" fo:font-weight="bold" style:font-size-asian="11pt" style:font-weight-asian="bold" style:font-size-complex="11pt"/>
    </style:style>
    <style:style style:name="P17" style:family="paragraph" style:parent-style-name="Default">
      <style:text-properties fo:color="#ff0000" fo:font-size="11pt" style:font-size-asian="11pt" style:font-size-complex="11pt"/>
    </style:style>
    <style:style style:name="P18" style:family="paragraph" style:parent-style-name="Default">
      <style:text-properties fo:color="#ff0000" fo:font-size="11pt" fo:font-style="italic" style:font-size-asian="11pt" style:font-style-asian="italic" style:font-size-complex="11pt"/>
    </style:style>
    <style:style style:name="P19" style:family="paragraph" style:parent-style-name="Default">
      <style:paragraph-properties fo:margin-top="0.106cm" fo:margin-bottom="0.254cm" loext:contextual-spacing="false"/>
    </style:style>
    <style:style style:name="P20" style:family="paragraph" style:parent-style-name="Parágrafo_20_da_20_Lista">
      <style:paragraph-properties fo:margin-left="0cm" fo:margin-right="0cm" fo:margin-top="0.106cm" fo:margin-bottom="0.254cm" loext:contextual-spacing="false" fo:text-indent="0cm" style:auto-text-indent="false">
        <style:tab-stops/>
      </style:paragraph-properties>
    </style:style>
    <style:style style:name="P21" style:family="paragraph" style:parent-style-name="Normal">
      <style:paragraph-properties fo:margin-top="0cm" fo:margin-bottom="0cm" loext:contextual-spacing="false" fo:line-height="100%"/>
      <style:text-properties fo:color="#ff0000" officeooo:rsid="00192a07" officeooo:paragraph-rsid="00192a07"/>
    </style:style>
    <style:style style:name="P22" style:family="paragraph" style:parent-style-name="Normal">
      <style:paragraph-properties fo:margin-top="0cm" fo:margin-bottom="0cm" loext:contextual-spacing="false" fo:line-height="100%"/>
      <style:text-properties fo:color="#ff0000" officeooo:rsid="0019513b" officeooo:paragraph-rsid="0019513b"/>
    </style:style>
    <style:style style:name="P23" style:family="paragraph" style:parent-style-name="Título" style:master-page-name="MP0">
      <style:paragraph-properties style:page-number="auto" fo:break-before="page"/>
    </style:style>
    <style:style style:name="P24" style:family="paragraph" style:parent-style-name="Parágrafo_20_da_20_Lista" style:list-style-name="L1">
      <style:paragraph-properties fo:margin-left="1.259cm" fo:margin-right="0cm" fo:margin-top="0cm" fo:margin-bottom="0cm" loext:contextual-spacing="false" fo:line-height="104%" fo:text-indent="-0.63cm" style:auto-text-indent="false">
        <style:tab-stops/>
      </style:paragraph-properties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25" style:family="paragraph" style:parent-style-name="Parágrafo_20_da_20_Lista" style:list-style-name="L1">
      <style:paragraph-properties fo:margin-left="1.259cm" fo:margin-right="0cm" fo:margin-top="0cm" fo:margin-bottom="0cm" loext:contextual-spacing="false" fo:line-height="104%" fo:text-indent="-0.63cm" style:auto-text-indent="false">
        <style:tab-stops/>
      </style:paragraph-properties>
    </style:style>
    <style:style style:name="P26" style:family="paragraph" style:parent-style-name="Sem_20_Espaçamento">
      <style:text-properties fo:color="#ff0000" officeooo:rsid="0019513b" officeooo:paragraph-rsid="0019513b"/>
    </style:style>
    <style:style style:name="T1" style:family="text">
      <style:text-properties fo:color="#ff0000"/>
    </style:style>
    <style:style style:name="T2" style:family="text">
      <style:text-properties fo:color="#ff000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 fo:font-size="11pt" style:font-size-asian="11pt" style:font-size-complex="11pt"/>
    </style:style>
    <style:style style:name="T5" style:family="text">
      <style:text-properties fo:color="#ff0000" fo:font-size="11pt" fo:font-weight="bold" style:font-size-asian="11pt" style:font-weight-asian="bold" style:font-size-complex="11pt"/>
    </style:style>
    <style:style style:name="T6" style:family="text">
      <style:text-properties fo:color="#ff0000" fo:font-size="11pt" fo:font-style="italic" style:font-size-asian="11pt" style:font-style-asian="italic" style:font-size-complex="11pt"/>
    </style:style>
    <style:style style:name="T7" style:family="text">
      <style:text-properties fo:color="#ff0000" fo:font-size="10pt" style:font-size-asian="10pt"/>
    </style:style>
    <style:style style:name="T8" style:family="text">
      <style:text-properties fo:color="#ff0000" fo:font-size="10pt" fo:language="en" fo:country="US" style:font-size-asian="10pt"/>
    </style:style>
    <style:style style:name="T9" style:family="text">
      <style:text-properties fo:font-style="italic" style:font-style-asian="italic"/>
    </style:style>
    <style:style style:name="T10" style:family="text">
      <style:text-properties fo:font-weight="bold" style:font-weight-asian="bold"/>
    </style:style>
    <style:style style:name="T11" style:family="text">
      <style:text-properties fo:font-size="10pt" fo:font-weight="bold" style:font-size-asian="10pt" style:font-weight-asian="bold"/>
    </style:style>
    <style:style style:name="T12" style:family="text">
      <style:text-properties fo:font-size="10pt" style:font-size-asian="10pt"/>
    </style:style>
    <style:style style:name="T13" style:family="text">
      <style:text-properties style:font-name="Wingdings" fo:font-size="11pt" style:font-name-asian="Wingdings" style:font-size-asian="11pt" style:font-name-complex="Wingdings" style:font-size-complex="11pt"/>
    </style:style>
    <style:style style:name="T14" style:family="text">
      <style:text-properties style:font-name="Wingdings" fo:font-size="10pt" fo:language="en" fo:country="US" style:font-name-asian="Wingdings" style:font-size-asian="10pt" style:font-name-complex="Wingdings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size="11pt" fo:font-weight="bold" style:font-size-asian="11pt" style:font-weight-asian="bold" style:font-size-complex="11pt"/>
    </style:style>
    <style:style style:name="T17" style:family="text">
      <style:text-properties style:use-window-font-color="true" style:font-name="Wingdings" fo:font-size="10pt" fo:language="en" fo:country="US" style:font-name-asian="Wingdings" style:font-size-asian="10pt" style:font-name-complex="Wingdings"/>
    </style:style>
    <style:style style:name="T18" style:family="text">
      <style:text-properties style:use-window-font-color="true" fo:font-size="10pt" style:font-size-asian="10pt"/>
    </style:style>
    <style:style style:name="T19" style:family="text">
      <style:text-properties style:use-window-font-color="true" fo:font-size="10pt" fo:language="en" fo:country="US" style:font-size-asian="10pt"/>
    </style:style>
    <style:style style:name="T20" style:family="text">
      <style:text-properties fo:font-size="7pt" style:font-size-asian="7pt" style:font-size-complex="7pt"/>
    </style:style>
    <style:style style:name="T21" style:family="text">
      <style:text-properties officeooo:rsid="00192a07"/>
    </style:style>
    <style:style style:name="T22" style:family="text">
      <style:text-properties officeooo:rsid="0019513b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BAREMA: TAREFA T02 – FORMULAÇAÕ DE PROBLEMAS</text:p>
      <text:p text:style-name="Normal"/>
      <text:h text:style-name="Heading_20_1" text:outline-level="1">INSTRUÇÕES</text:h>
      <text:list xml:id="list8095969009063653016" text:style-name="L1">
        <text:list-item>
          <text:p text:style-name="P24">Preencha HONESTAMENTE o formulário abaixo.</text:p>
        </text:list-item>
        <text:list-item>
          <text:p text:style-name="P24">Certifique-se que o trabalho em avaliação foi baixado do moodle.</text:p>
        </text:list-item>
        <text:list-item>
          <text:p text:style-name="P25">Não esqueça de indicar os nomes dos avaliados e dos avaliadores.</text:p>
        </text:list-item>
        <text:list-item>
          <text:p text:style-name="P25"><text:span text:style-name="Fonte_20_parág._20_padrão"><text:span text:style-name="T1">O </text:span></text:span><text:span text:style-name="Fonte_20_parág._20_padrão"><text:span text:style-name="T2">avaliado</text:span></text:span><text:span text:style-name="Fonte_20_parág._20_padrão"><text:span text:style-name="T1"> deve carregar a versão PDF da </text:span></text:span><text:span text:style-name="Fonte_20_parág._20_padrão"><text:span text:style-name="T3">SUA AVALIAÇÃO</text:span></text:span><text:span text:style-name="Fonte_20_parág._20_padrão"><text:span text:style-name="T1"> no moodle (se foi feita em duplas, cada avaliado deve carregar uma cópia)</text:span></text:span>.</text:p>
        </text:list-item>
        <text:list-item>
          <text:p text:style-name="P25">A nota começa em 10 e será descontada segundo os critérios abaixo descritos.</text:p>
        </text:list-item>
        <text:list-item>
          <text:p text:style-name="P25">Tempo máximo: 40 minutos</text:p>
        </text:list-item>
      </text:list>
      <text:h text:style-name="Heading_20_1" text:outline-level="1">DADOS DA AVALIAÇÃO</text:h>
      <text:p text:style-name="Sem_20_Espaçamento">Nomes dos avaliados:</text:p>
      <text:p text:style-name="Sem_20_Espaçamento">1. <text:span text:style-name="T21">Eduardo Vanderlei</text:span></text:p>
      <text:p text:style-name="Sem_20_Espaçamento">2. <text:span text:style-name="T21">Weslley Picone</text:span></text:p>
      <text:p text:style-name="Sem_20_Espaçamento"/>
      <text:p text:style-name="Sem_20_Espaçamento">Nome dos avaliadores:</text:p>
      <text:p text:style-name="Sem_20_Espaçamento">1. <text:span text:style-name="T21">Luca Almeida Magalhães</text:span></text:p>
      <text:p text:style-name="Sem_20_Espaçamento">2.</text:p>
      <text:p text:style-name="Sem_20_Espaçamento"/>
      <text:h text:style-name="Heading_20_1" text:outline-level="1">NOTA FINAL</text:h>
      <text:p text:style-name="Normal">Preencher a coluna pontuação para cada um dos itens e somá-las ao final da avaliação.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">Critério</text:p>
          </table:table-cell>
          <table:table-cell table:style-name="Tabela1.A1" office:value-type="string">
            <text:p text:style-name="P2">MÁX</text:p>
          </table:table-cell>
          <table:table-cell table:style-name="Tabela1.C1" office:value-type="string">
            <text:p text:style-name="P1">Pontuação</text:p>
          </table:table-cell>
        </table:table-row>
        <table:table-row>
          <table:table-cell table:style-name="Tabela1.A2" office:value-type="string">
            <text:p text:style-name="P4">Formulação do problema</text:p>
          </table:table-cell>
          <table:table-cell table:style-name="Tabela1.A2" office:value-type="string">
            <text:p text:style-name="P5">3</text:p>
          </table:table-cell>
          <table:table-cell table:style-name="Tabela1.C2" office:value-type="string">
            <text:p text:style-name="P21">3</text:p>
          </table:table-cell>
        </table:table-row>
        <table:table-row>
          <table:table-cell table:style-name="Tabela1.A2" office:value-type="string">
            <text:p text:style-name="P4">Solução e execução</text:p>
          </table:table-cell>
          <table:table-cell table:style-name="Tabela1.A2" office:value-type="string">
            <text:p text:style-name="P5">3</text:p>
          </table:table-cell>
          <table:table-cell table:style-name="Tabela1.C2" office:value-type="string">
            <text:p text:style-name="P21">3</text:p>
          </table:table-cell>
        </table:table-row>
        <table:table-row>
          <table:table-cell table:style-name="Tabela1.A2" office:value-type="string">
            <text:p text:style-name="P4">Arquitetura agente</text:p>
          </table:table-cell>
          <table:table-cell table:style-name="Tabela1.A2" office:value-type="string">
            <text:p text:style-name="P5">4</text:p>
          </table:table-cell>
          <table:table-cell table:style-name="Tabela1.C2" office:value-type="string">
            <text:p text:style-name="P22">0,95</text:p>
          </table:table-cell>
        </table:table-row>
        <table:table-row>
          <table:table-cell table:style-name="Tabela1.A2" office:value-type="string">
            <text:p text:style-name="P3">TOTAL</text:p>
          </table:table-cell>
          <table:table-cell table:style-name="Tabela1.A2" office:value-type="string">
            <text:p text:style-name="P5">10,0</text:p>
          </table:table-cell>
          <table:table-cell table:style-name="Tabela1.C2" office:value-type="string">
            <text:p text:style-name="P22">6,95</text:p>
          </table:table-cell>
        </table:table-row>
      </table:table>
      <text:p text:style-name="Normal"/>
      <text:h text:style-name="Heading_20_1" text:outline-level="1">FORMULAÇÃO DO PROBLEMA</text:h>
      <text:p text:style-name="Normal"><text:span text:style-name="Fonte_20_parág._20_padrão"><text:span text:style-name="T9">Enunciado: requisitos diversos de implementação</text:span></text:span></text:p>
      <text:p text:style-name="Normal">VALOR TOTAL (VT): 3,0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6">Critério</text:p>
          </table:table-cell>
          <table:table-cell table:style-name="Tabela2.A1" office:value-type="string">
            <text:p text:style-name="P6">Descontar</text:p>
          </table:table-cell>
          <table:table-cell table:style-name="Tabela2.C1" office:value-type="string">
            <text:p text:style-name="P6">Desconto</text:p>
          </table:table-cell>
        </table:table-row>
        <table:table-row>
          <table:table-cell table:style-name="Tabela2.A2" office:value-type="string">
            <text:p text:style-name="Sem_20_Espaçamento">Na classe Agente, foram invocados os métodos abaixo corretamente?</text:p>
            <text:p text:style-name="Sem_20_Espaçamento">-Problema.<text:span text:style-name="Fonte_20_parág._20_padrão"><text:span text:style-name="T10">defEstIni</text:span></text:span>(8,0)</text:p>
            <text:p text:style-name="Sem_20_Espaçamento">-Problema.<text:span text:style-name="Fonte_20_parág._20_padrão"><text:span text:style-name="T10">defEstObj</text:span></text:span>(2,8)</text:p>
          </table:table-cell>
          <table:table-cell table:style-name="Tabela2.B2" office:value-type="string">
            <text:p text:style-name="Sem_20_Espaçamento">-0,2 por invocação faltante ou incorreta</text:p>
          </table:table-cell>
          <table:table-cell table:style-name="Tabela2.C2" office:value-type="string">
            <text:p text:style-name="P8"><text:s/><text:span text:style-name="T21">0</text:span></text:p>
          </table:table-cell>
        </table:table-row>
        <table:table-row>
          <table:table-cell table:style-name="Tabela2.A3" office:value-type="string">
            <text:p text:style-name="Sem_20_Espaçamento">O atributo Problema.<text:span text:style-name="Fonte_20_parág._20_padrão"><text:span text:style-name="T10">crencaLabir</text:span></text:span> foi corretamente instanciado com o labirinto do enunciado?</text:p>
          </table:table-cell>
          <table:table-cell table:style-name="Tabela2.B3" office:value-type="string">
            <text:p text:style-name="Sem_20_Espaçamento">Até -0,2 em função das diferenças em relação ao pedido.</text:p>
          </table:table-cell>
          <table:table-cell table:style-name="Tabela2.C2" office:value-type="string">
            <text:p text:style-name="P8"><text:s/><text:span text:style-name="T21">0</text:span></text:p>
          </table:table-cell>
        </table:table-row>
        <table:table-row>
          <table:table-cell table:style-name="Tabela2.A4" office:value-type="string">
            <text:p text:style-name="Sem_20_Espaçamento">O método Problema.suc(Estado, Acao) calcula corretamente o estado sucessor?</text:p>
            <text:p text:style-name="Sem_20_Espaçamento">- o sucessor está dentro dos limites do tabuleiro?</text:p>
            <text:p text:style-name="Sem_20_Espaçamento">- o sucessor não coincide com paredes?</text:p>
          </table:table-cell>
          <table:table-cell table:style-name="Tabela2.B4" office:value-type="string">
            <text:p text:style-name="Sem_20_Espaçamento"/>
            <text:p text:style-name="Sem_20_Espaçamento"/>
            <text:p text:style-name="Sem_20_Espaçamento">Caso não, -0,2</text:p>
            <text:p text:style-name="Sem_20_Espaçamento">Caso coincida, -0,2</text:p>
          </table:table-cell>
          <table:table-cell table:style-name="Tabela2.C2" office:value-type="string">
            <text:p text:style-name="P8"><text:s/><text:span text:style-name="T21">0</text:span></text:p>
          </table:table-cell>
        </table:table-row>
        <text:soft-page-break/>
        <table:table-row>
          <table:table-cell table:style-name="Tabela2.A5" office:value-type="string">
            <text:p text:style-name="P7"/>
          </table:table-cell>
          <table:table-cell table:style-name="Tabela2.B5" office:value-type="string">
            <text:p text:style-name="P7">SOMATÓRIO (A)</text:p>
          </table:table-cell>
          <table:table-cell table:style-name="Tabela2.C2" office:value-type="string">
            <text:p text:style-name="P9"/>
          </table:table-cell>
        </table:table-row>
        <table:table-row>
          <table:table-cell table:style-name="Tabela2.A6" office:value-type="string">
            <text:p text:style-name="P7"/>
          </table:table-cell>
          <table:table-cell table:style-name="Tabela2.B6" office:value-type="string">
            <text:p text:style-name="P7">NOTA PARA O ITEM = VT + A</text:p>
          </table:table-cell>
          <table:table-cell table:style-name="Tabela2.C2" office:value-type="string">
            <text:p text:style-name="P9"/>
          </table:table-cell>
        </table:table-row>
      </table:table>
      <text:p text:style-name="Sem_20_Espaçamento"/>
      <text:p text:style-name="Sem_20_Espaçamento">Comentários:</text:p>
      <text:p text:style-name="Sem_20_Espaçamento"/>
      <text:h text:style-name="Heading_20_1" text:outline-level="1">SOLUÇÃO E EXECUÇÃO</text:h>
      <text:p text:style-name="P14"><text:span text:style-name="Fonte_20_parág._20_padrão"><text:span text:style-name="T9">Enunciado</text:span></text:span>: o agente deve conter um plano armazenado e executar uma ação por vez.</text:p>
      <text:p text:style-name="Normal">VALOR TOTAL (VT): 3</text:p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6">Critério</text:p>
          </table:table-cell>
          <table:table-cell table:style-name="Tabela3.A1" office:value-type="string">
            <text:p text:style-name="P6">Descontar</text:p>
          </table:table-cell>
          <table:table-cell table:style-name="Tabela3.C1" office:value-type="string">
            <text:p text:style-name="P6">Desconto</text:p>
          </table:table-cell>
        </table:table-row>
        <table:table-row>
          <table:table-cell table:style-name="Tabela3.A2" office:value-type="string">
            <text:p text:style-name="Sem_20_Espaçamento">Na classe <text:span text:style-name="Fonte_20_parág._20_padrão"><text:span text:style-name="T10">Agente</text:span></text:span>, há uma <text:span text:style-name="Fonte_20_parág._20_padrão"><text:span text:style-name="T10">solução</text:span></text:span> (plano) armazenado formado por uma sequência de ações a serem executadas pelo agente? </text:p>
          </table:table-cell>
          <table:table-cell table:style-name="Tabela3.B2" office:value-type="string">
            <text:p text:style-name="Sem_20_Espaçamento">-1,0</text:p>
          </table:table-cell>
          <table:table-cell table:style-name="Tabela3.C2" office:value-type="string">
            <text:p text:style-name="P8"><text:s/><text:span text:style-name="T21">0</text:span></text:p>
          </table:table-cell>
        </table:table-row>
        <table:table-row>
          <table:table-cell table:style-name="Tabela3.A3" office:value-type="string">
            <text:p text:style-name="Sem_20_Espaçamento">Foi implementado o método <text:span text:style-name="Fonte_20_parág._20_padrão"><text:span text:style-name="T10">Agente.executarIr(direção)</text:span></text:span>?</text:p>
            <text:p text:style-name="Sem_20_Espaçamento">Caso implementado, este método invoca o método Model.ir(direção)?</text:p>
          </table:table-cell>
          <table:table-cell table:style-name="Tabela3.B3" office:value-type="string">
            <text:p text:style-name="Sem_20_Espaçamento">-0,5<text:line-break/>-0,3</text:p>
          </table:table-cell>
          <table:table-cell table:style-name="Tabela3.C2" office:value-type="string">
            <text:p text:style-name="P8"><text:s/><text:span text:style-name="T21">0</text:span></text:p>
          </table:table-cell>
        </table:table-row>
        <table:table-row>
          <table:table-cell table:style-name="Tabela3.A4" office:value-type="string">
            <text:p text:style-name="Sem_20_Espaçamento">Foi implementado o método <text:span text:style-name="Fonte_20_parág._20_padrão"><text:span text:style-name="T10">Agente.sensorPosicao()</text:span></text:span>?</text:p>
            <text:p text:style-name="Sem_20_Espaçamento">Caso implementado, este método invoca o método Model.lerPos()?</text:p>
          </table:table-cell>
          <table:table-cell table:style-name="Tabela3.B4" office:value-type="string">
            <text:p text:style-name="Sem_20_Espaçamento">-0,5<text:line-break/>-0,3</text:p>
          </table:table-cell>
          <table:table-cell table:style-name="Tabela3.C2" office:value-type="string">
            <text:p text:style-name="P8"><text:s/><text:span text:style-name="T21">0</text:span></text:p>
          </table:table-cell>
        </table:table-row>
        <table:table-row>
          <table:table-cell table:style-name="Tabela3.A5" office:value-type="string">
            <text:p text:style-name="Sem_20_Espaçamento">O método <text:span text:style-name="Fonte_20_parág._20_padrão"><text:span text:style-name="T10">Agente.deliberar()</text:span></text:span> consome uma ação por vez (a cada invocação) da solução?</text:p>
          </table:table-cell>
          <table:table-cell table:style-name="Tabela3.B5" office:value-type="string">
            <text:p text:style-name="Sem_20_Espaçamento">-1</text:p>
          </table:table-cell>
          <table:table-cell table:style-name="Tabela3.C2" office:value-type="string">
            <text:p text:style-name="P8"><text:s/><text:span text:style-name="T21">0</text:span></text:p>
          </table:table-cell>
        </table:table-row>
        <table:table-row>
          <table:table-cell table:style-name="Tabela3.A6" office:value-type="string">
            <text:p text:style-name="Sem_20_Espaçamento">No método <text:span text:style-name="Fonte_20_parág._20_padrão"><text:span text:style-name="T10">Agente.deliberar()</text:span></text:span> foram implementados todos os prints solicitados: </text:p>
            <text:p text:style-name="Sem_20_Espaçamento">- estado atual</text:p>
            <text:p text:style-name="Sem_20_Espaçamento">- ações possíveis</text:p>
            <text:p text:style-name="Sem_20_Espaçamento">- ação escolhida</text:p>
            <text:p text:style-name="Sem_20_Espaçamento">- custo acumulado</text:p>
          </table:table-cell>
          <table:table-cell table:style-name="Tabela3.B6" office:value-type="string">
            <text:p text:style-name="Sem_20_Espaçamento">-0,1 por print faltante</text:p>
          </table:table-cell>
          <table:table-cell table:style-name="Tabela3.C2" office:value-type="string">
            <text:p text:style-name="P8"><text:s/><text:span text:style-name="T21">0</text:span></text:p>
          </table:table-cell>
        </table:table-row>
        <table:table-row>
          <table:table-cell table:style-name="Tabela3.A7" office:value-type="string">
            <text:p text:style-name="P7"/>
          </table:table-cell>
          <table:table-cell table:style-name="Tabela3.B7" office:value-type="string">
            <text:p text:style-name="P11"><text:span text:style-name="Fonte_20_parág._20_padrão"><text:span text:style-name="T11">SOMATÓRIO (A)</text:span></text:span></text:p>
          </table:table-cell>
          <table:table-cell table:style-name="Tabela3.C2" office:value-type="string">
            <text:p text:style-name="P9"/>
          </table:table-cell>
        </table:table-row>
        <table:table-row>
          <table:table-cell table:style-name="Tabela3.A8" office:value-type="string">
            <text:p text:style-name="P7"/>
          </table:table-cell>
          <table:table-cell table:style-name="Tabela3.B8" office:value-type="string">
            <text:p text:style-name="P7">NOTA PARA O ITEM = VT + A</text:p>
          </table:table-cell>
          <table:table-cell table:style-name="Tabela3.C2" office:value-type="string">
            <text:p text:style-name="P9"/>
          </table:table-cell>
        </table:table-row>
      </table:table>
      <text:p text:style-name="Sem_20_Espaçamento"/>
      <text:p text:style-name="Sem_20_Espaçamento">Comentários:</text:p>
      <text:p text:style-name="Sem_20_Espaçamento"/>
      <text:p text:style-name="Sem_20_Espaçamento"/>
      <text:h text:style-name="Heading_20_1" text:outline-level="1">ARQUITETURA: GOAL-BASED AGENT</text:h>
      <text:p text:style-name="P14"><text:span text:style-name="Fonte_20_parág._20_padrão"><text:span text:style-name="T9">Enunciado</text:span></text:span>: mapear a arquitetura de agente baseado em objetivos para a implementação Java fornecida pelo professor.</text:p>
      <text:p text:style-name="Normal">VALOR TOTAL (VT): 4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6">Critério</text:p>
          </table:table-cell>
          <table:table-cell table:style-name="Tabela4.A1" office:value-type="string">
            <text:p text:style-name="P6">Descontar</text:p>
          </table:table-cell>
          <table:table-cell table:style-name="Tabela4.C1" office:value-type="string">
            <text:p text:style-name="P6">Desconto</text:p>
          </table:table-cell>
        </table:table-row>
        <table:table-row>
          <table:table-cell table:style-name="Tabela4.A2" office:value-type="string">
            <text:p text:style-name="P15">2. Mapeamento: figura x implementação do professor </text:p>
          </table:table-cell>
          <table:table-cell table:style-name="Tabela4.B2" office:value-type="string">
            <text:p text:style-name="Sem_20_Espaçamento">-2 se não fez</text:p>
          </table:table-cell>
          <table:table-cell table:style-name="Tabela4.C2" office:value-type="string">
            <text:p text:style-name="P8"><text:s/>-<text:span text:style-name="T21">2</text:span></text:p>
          </table:table-cell>
        </table:table-row>
        <table:table-row>
          <table:table-cell table:style-name="Tabela4.A3" office:value-type="string">
            <text:p text:style-name="P19"><text:span text:style-name="Fonte_20_parág._20_padrão"><text:span text:style-name="T4">Environment </text:span></text:span><text:span text:style-name="Fonte_20_parág._20_padrão"><text:span text:style-name="T13"></text:span></text:span><text:span text:style-name="Fonte_20_parág._20_padrão"><text:span text:style-name="T15"> class Model</text:span></text:span></text:p>
          </table:table-cell>
          <table:table-cell table:style-name="Tabela4.B3" office:value-type="string">
            <text:p text:style-name="Sem_20_Espaçamento">-0,1</text:p>
          </table:table-cell>
          <table:table-cell table:style-name="Tabela4.C3" office:value-type="string">
            <text:p text:style-name="P8"/>
          </table:table-cell>
        </table:table-row>
        <table:table-row>
          <table:table-cell table:style-name="Tabela4.A4" office:value-type="string">
            <text:p text:style-name="P19"><text:span text:style-name="Fonte_20_parág._20_padrão"><text:span text:style-name="T4">Sensors </text:span></text:span><text:span text:style-name="Fonte_20_parág._20_padrão"><text:span text:style-name="T13"></text:span></text:span><text:span text:style-name="Fonte_20_parág._20_padrão"><text:span text:style-name="T15"> Estado Agente.sensorPosicao()</text:span></text:span></text:p>
          </table:table-cell>
          <table:table-cell table:style-name="Tabela4.B4" office:value-type="string">
            <text:p text:style-name="Sem_20_Espaçamento">-0,1</text:p>
          </table:table-cell>
          <table:table-cell table:style-name="Tabela4.C4" office:value-type="string">
            <text:p text:style-name="P8"/>
          </table:table-cell>
        </table:table-row>
        <table:table-row>
          <table:table-cell table:style-name="Tabela4.A5" office:value-type="string">
            <text:p text:style-name="P19"><text:span text:style-name="Fonte_20_parág._20_padrão"><text:span text:style-name="T4">Actuators </text:span></text:span><text:span text:style-name="Fonte_20_parág._20_padrão"><text:span text:style-name="T13"></text:span></text:span><text:span text:style-name="Fonte_20_parág._20_padrão"><text:span text:style-name="T15"> Agente.executarIr(direção)</text:span></text:span></text:p>
          </table:table-cell>
          <table:table-cell table:style-name="Tabela4.B5" office:value-type="string">
            <text:p text:style-name="Sem_20_Espaçamento">-0,1</text:p>
          </table:table-cell>
          <table:table-cell table:style-name="Tabela4.C4" office:value-type="string">
            <text:p text:style-name="P8"/>
          </table:table-cell>
        </table:table-row>
        <table:table-row>
          <table:table-cell table:style-name="Tabela4.A6" office:value-type="string">
            <text:p text:style-name="P19"><text:span text:style-name="Fonte_20_parág._20_padrão"><text:span text:style-name="T4">State </text:span></text:span><text:span text:style-name="Fonte_20_parág._20_padrão"><text:span text:style-name="T13"></text:span></text:span><text:span text:style-name="Fonte_20_parág._20_padrão"><text:span text:style-name="T15"> crenças do agente sobre o estado do mundo </text:span></text:span><text:soft-page-break/><text:span text:style-name="Fonte_20_parág._20_padrão"><text:span text:style-name="T15">(Problema.crencaLabir e estAtu</text:span></text:span></text:p>
          </table:table-cell>
          <table:table-cell table:style-name="Tabela4.B6" office:value-type="string">
            <text:p text:style-name="Sem_20_Espaçamento">-0,2</text:p>
          </table:table-cell>
          <table:table-cell table:style-name="Tabela4.C4" office:value-type="string">
            <text:p text:style-name="P8"/>
          </table:table-cell>
        </table:table-row>
        <table:table-row>
          <table:table-cell table:style-name="Tabela4.A7" office:value-type="string">
            <text:p text:style-name="P20"><text:span text:style-name="Fonte_20_parág._20_padrão"><text:span text:style-name="T7">What the world is like now </text:span></text:span><text:span text:style-name="Fonte_20_parág._20_padrão"><text:span text:style-name="T14"></text:span></text:span><text:span text:style-name="Fonte_20_parág._20_padrão"><text:span text:style-name="T12"> é a atualização do atributo do agente estAtu</text:span></text:span></text:p>
          </table:table-cell>
          <table:table-cell table:style-name="Tabela4.B7" office:value-type="string">
            <text:p text:style-name="Sem_20_Espaçamento">-0,1</text:p>
          </table:table-cell>
          <table:table-cell table:style-name="Tabela4.C4" office:value-type="string">
            <text:p text:style-name="P8"/>
          </table:table-cell>
        </table:table-row>
        <table:table-row>
          <table:table-cell table:style-name="Tabela4.A8" office:value-type="string">
            <text:p text:style-name="P19"><text:span text:style-name="Fonte_20_parág._20_padrão"><text:span text:style-name="T7">How the world evolves e What my actions do </text:span></text:span><text:span text:style-name="Fonte_20_parág._20_padrão"><text:span text:style-name="T17"></text:span></text:span><text:span text:style-name="Fonte_20_parág._20_padrão"><text:span text:style-name="T18"> é a função sucessora que diz qual o próximo estado baseado no estado atual e uma ação escolhida.</text:span></text:span></text:p>
          </table:table-cell>
          <table:table-cell table:style-name="Tabela4.B8" office:value-type="string">
            <text:p text:style-name="Sem_20_Espaçamento">-0,2</text:p>
          </table:table-cell>
          <table:table-cell table:style-name="Tabela4.C4" office:value-type="string">
            <text:p text:style-name="P8"/>
          </table:table-cell>
        </table:table-row>
        <table:table-row>
          <table:table-cell table:style-name="Tabela4.A9" office:value-type="string">
            <text:p text:style-name="P19"><text:span text:style-name="Fonte_20_parág._20_padrão"><text:span text:style-name="T7">What it will be like if I do action A </text:span></text:span><text:span text:style-name="Fonte_20_parág._20_padrão"><text:span text:style-name="T17"></text:span></text:span><text:span text:style-name="Fonte_20_parág._20_padrão"><text:span text:style-name="T18"> é a combinação de ações possíveis em um estado s com o resultado da função sucessora suc(s, a): (s, a) </text:span></text:span><text:span text:style-name="Fonte_20_parág._20_padrão"><text:span text:style-name="T17"></text:span></text:span><text:span text:style-name="Fonte_20_parág._20_padrão"><text:span text:style-name="T18"> s’. Primeiro o agente deve saber quais ações são possíveis e, em seguida, conhecer a consequência (o estado sucessor) se executasse cada uma delas</text:span></text:span></text:p>
          </table:table-cell>
          <table:table-cell table:style-name="Tabela4.B9" office:value-type="string">
            <text:p text:style-name="Sem_20_Espaçamento">-0,2</text:p>
          </table:table-cell>
          <table:table-cell table:style-name="Tabela4.C4" office:value-type="string">
            <text:p text:style-name="P8"/>
          </table:table-cell>
        </table:table-row>
        <table:table-row>
          <table:table-cell table:style-name="Tabela4.A10" office:value-type="string">
            <text:p text:style-name="P19"><text:span text:style-name="Fonte_20_parág._20_padrão"><text:span text:style-name="T7">Goals </text:span></text:span><text:span text:style-name="Fonte_20_parág._20_padrão"><text:span text:style-name="T17"></text:span></text:span><text:span text:style-name="Fonte_20_parág._20_padrão"><text:span text:style-name="T18"> é o estado objetivo (só tem um objetivo neste problema)</text:span></text:span></text:p>
          </table:table-cell>
          <table:table-cell table:style-name="Tabela4.B10" office:value-type="string">
            <text:p text:style-name="Sem_20_Espaçamento">-0,1</text:p>
          </table:table-cell>
          <table:table-cell table:style-name="Tabela4.C10" office:value-type="string">
            <text:p text:style-name="P8"/>
          </table:table-cell>
        </table:table-row>
        <table:table-row>
          <table:table-cell table:style-name="Tabela4.A11" office:value-type="string">
            <text:p text:style-name="P19"><text:span text:style-name="Fonte_20_parág._20_padrão"><text:span text:style-name="T8">What action I should do now </text:span></text:span><text:span text:style-name="Fonte_20_parág._20_padrão"><text:span text:style-name="T17"></text:span></text:span><text:span text:style-name="Fonte_20_parág._20_padrão"><text:span text:style-name="T19"> Agente.deliberar()</text:span></text:span></text:p>
          </table:table-cell>
          <table:table-cell table:style-name="Tabela4.B11" office:value-type="string">
            <text:p text:style-name="P12">-0,2</text:p>
          </table:table-cell>
          <table:table-cell table:style-name="Tabela4.C2" office:value-type="string">
            <text:p text:style-name="P10"/>
          </table:table-cell>
        </table:table-row>
        <table:table-row>
          <table:table-cell table:style-name="Tabela4.A12" office:value-type="string">
            <text:p text:style-name="Default"><text:span text:style-name="Fonte_20_parág._20_padrão"><text:span text:style-name="T16">3.1.</text:span></text:span><text:span text:style-name="Fonte_20_parág._20_padrão"><text:span text:style-name="T15"> Quantos planos de ação são possíveis para sair de S</text:span></text:span><text:span text:style-name="Fonte_20_parág._20_padrão"><text:span text:style-name="T20">o </text:span></text:span><text:span text:style-name="Fonte_20_parág._20_padrão"><text:span text:style-name="T15">e alcançar S</text:span></text:span><text:span text:style-name="Fonte_20_parág._20_padrão"><text:span text:style-name="T20">g</text:span></text:span><text:span text:style-name="Fonte_20_parág._20_padrão"><text:span text:style-name="T15">? </text:span></text:span><text:span text:style-name="Fonte_20_parág._20_padrão"><text:span text:style-name="T5">R</text:span></text:span><text:span text:style-name="Fonte_20_parág._20_padrão"><text:span text:style-name="T6">: infinitos planos são possíveis, já que o agente pode ir e voltar inúmeras vezes de uma posição a outra.</text:span></text:span></text:p>
          </table:table-cell>
          <table:table-cell table:style-name="Tabela4.B12" office:value-type="string">
            <text:p text:style-name="Sem_20_Espaçamento">Se respondeu: muitos: -0,25</text:p>
            <text:p text:style-name="Sem_20_Espaçamento">alguns: -0,40</text:p>
            <text:p text:style-name="Sem_20_Espaçamento">um ou menos: -0,5</text:p>
          </table:table-cell>
          <table:table-cell table:style-name="Tabela4.C2" office:value-type="string">
            <text:p text:style-name="P8"><text:s/>-<text:span text:style-name="T21">0,4</text:span></text:p>
          </table:table-cell>
        </table:table-row>
        <table:table-row>
          <table:table-cell table:style-name="Tabela4.A13" office:value-type="string">
            <text:p text:style-name="Default"><text:span text:style-name="Fonte_20_parág._20_padrão"><text:span text:style-name="T16">3.2.</text:span></text:span><text:span text:style-name="Fonte_20_parág._20_padrão"><text:span text:style-name="T15"> Qual o tamanho do espaço de estados e como pode ser calculado? </text:span></text:span><text:span text:style-name="Fonte_20_parág._20_padrão"><text:span text:style-name="T5">R</text:span></text:span><text:span text:style-name="Fonte_20_parág._20_padrão"><text:span text:style-name="T6">:</text:span></text:span><text:span text:style-name="Fonte_20_parág._20_padrão"><text:span text:style-name="T1"> linhas x colunas – posições ocupadas pelas paredes = 81 - 28 = 53</text:span></text:span></text:p>
            <text:p text:style-name="Sem_20_Espaçamento"/>
          </table:table-cell>
          <table:table-cell table:style-name="Tabela4.B13" office:value-type="string">
            <text:p text:style-name="P13">Se errou a fórmula: -0,5</text:p>
            <text:p text:style-name="P13">Se errou somente os valores da fórmula e obteve valor diferente de 53: -0,2</text:p>
          </table:table-cell>
          <table:table-cell table:style-name="Tabela4.C2" office:value-type="string">
            <text:p text:style-name="P8"><text:s/><text:span text:style-name="T21">0</text:span></text:p>
          </table:table-cell>
        </table:table-row>
        <table:table-row>
          <table:table-cell table:style-name="Tabela4.A14" office:value-type="string">
            <text:p text:style-name="Default"><text:span text:style-name="Fonte_20_parág._20_padrão"><text:span text:style-name="T16">3.3.</text:span></text:span><text:span text:style-name="Fonte_20_parág._20_padrão"><text:span text:style-name="T15"> Quais são os conhecimentos/crenças que o agente deve ter acerca do ambiente para que possa executar o plano? R: crenças sobre:</text:span></text:span></text:p>
            <text:p text:style-name="P17">- estado inicial</text:p>
            <text:p text:style-name="P17">- estado objetivo</text:p>
            <text:p text:style-name="P17">- posição atual</text:p>
            <text:p text:style-name="P17">- crenças sobre o labirinto: tamanho e posições das paredes</text:p>
            <text:p text:style-name="Sem_20_Espaçamento"/>
          </table:table-cell>
          <table:table-cell table:style-name="Tabela4.B14" office:value-type="string">
            <text:p text:style-name="Sem_20_Espaçamento">-0,1 por item faltante</text:p>
          </table:table-cell>
          <table:table-cell table:style-name="Tabela4.C2" office:value-type="string">
            <text:p text:style-name="P8"><text:s text:c="2"/>-<text:span text:style-name="T21">0,3</text:span></text:p>
          </table:table-cell>
        </table:table-row>
        <table:table-row table:style-name="Tabela4.15">
          <table:table-cell table:style-name="Tabela4.A15" office:value-type="string">
            <text:p text:style-name="Default"><text:span text:style-name="Fonte_20_parág._20_padrão"><text:span text:style-name="T16">3.4.</text:span></text:span><text:span text:style-name="Fonte_20_parág._20_padrão"><text:span text:style-name="T15"> Em todo e qualquer problema, as crenças do agente sempre correspondem ao estado real ou simulado do mundo? </text:span></text:span></text:p>
            <text:p text:style-name="P18">R. Não, as crenças do agente podem divergir em relação ao estado real do ambiente.</text:p>
          </table:table-cell>
          <table:table-cell table:style-name="Tabela4.B15" office:value-type="string">
            <text:p text:style-name="Sem_20_Espaçamento">-0,2 se disse que não divergem em todo e qualquer problema</text:p>
            <text:p text:style-name="Sem_20_Espaçamento"/>
          </table:table-cell>
          <table:table-cell table:style-name="Tabela4.C3" office:value-type="string">
            <text:p text:style-name="P8"><text:s/>-<text:span text:style-name="T22">0,2</text:span></text:p>
          </table:table-cell>
        </table:table-row>
        <table:table-row table:style-name="Tabela4.16">
          <table:table-cell table:style-name="Tabela4.A16" office:value-type="string">
            <text:p text:style-name="P15">O que ocorre no caso de divergências entre a representação que o agente possui do ambiente e o estado real do ambiente?</text:p>
            <text:p text:style-name="P18">R. O agente pode tomar decisões erradas e tentar se movimentar para fora do labirinto e/ou atravessar uma parede.</text:p>
            <text:p text:style-name="P16"/>
          </table:table-cell>
          <table:table-cell table:style-name="Tabela4.B16" office:value-type="string">
            <text:p text:style-name="Sem_20_Espaçamento">-0,15 se não disse que as ações podem ser equivocadas</text:p>
            <text:p text:style-name="Sem_20_Espaçamento"/>
          </table:table-cell>
          <table:table-cell table:style-name="Tabela4.C4" office:value-type="string">
            <text:p text:style-name="P8">-<text:span text:style-name="T22">0</text:span>,<text:span text:style-name="T22">15</text:span></text:p>
          </table:table-cell>
        </table:table-row>
        <table:table-row table:style-name="Tabela4.17">
          <table:table-cell table:style-name="Tabela4.A17" office:value-type="string">
            <text:p text:style-name="Default"><text:span text:style-name="Fonte_20_parág._20_padrão"><text:span text:style-name="T15">De onde podem vir estas divergências?</text:span></text:span></text:p>
            <text:p text:style-name="P18">R. O agente pode ter recebido um mapa diferente da realidade em tempo de projeto. Os sensores do agente podem ser defeituosos, retornando uma posição diferente da real. O atuador pode falhar, fazendo com que o agente não se movimente ou vá para a posição errada. Em todas estas situações, se o agente crê estar em um ambiente determinístico, então ele utilizará uma função sucessora que retornará um estado inconsistente com realidade.</text:p>
          </table:table-cell>
          <table:table-cell table:style-name="Tabela4.B17" office:value-type="string">
            <text:p text:style-name="Sem_20_Espaçamento">-0,15 se não respondeu</text:p>
            <text:p text:style-name="Sem_20_Espaçamento"/>
          </table:table-cell>
          <table:table-cell table:style-name="Tabela4.C10" office:value-type="string">
            <text:p text:style-name="P26">0</text:p>
          </table:table-cell>
        </table:table-row>
        <table:table-row>
          <table:table-cell table:style-name="Tabela4.A18" office:value-type="string">
            <text:p text:style-name="P7"/>
          </table:table-cell>
          <table:table-cell table:style-name="Tabela4.B18" office:value-type="string">
            <text:p text:style-name="P7">SOMATÓRIO (A)</text:p>
          </table:table-cell>
          <table:table-cell table:style-name="Tabela4.C2" office:value-type="string">
            <text:p text:style-name="P9"/>
          </table:table-cell>
        </table:table-row>
        <text:soft-page-break/>
        <table:table-row>
          <table:table-cell table:style-name="Tabela4.A19" office:value-type="string">
            <text:p text:style-name="P7">NOTA PARA O ITEM </text:p>
          </table:table-cell>
          <table:table-cell table:style-name="Tabela4.B19" office:value-type="string">
            <text:p text:style-name="P6">= VT + A</text:p>
          </table:table-cell>
          <table:table-cell table:style-name="Tabela4.C2" office:value-type="string">
            <text:p text:style-name="P9"/>
          </table:table-cell>
        </table:table-row>
      </table:table>
      <text:p text:style-name="Sem_20_Espaçamento"/>
      <text:p text:style-name="Sem_20_Espaçamento">Comentários:</text:p>
      <text:p text:style-name="Sem_20_Espaçamento"/>
      <text:p text:style-name="Sem_20_Espaçamento"/>
      <text:p text:style-name="Sem_20_Espaçamento"/>
      <text:p text:style-name="Sem_20_Espaçamento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3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3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0cm" fo:margin-bottom="0cm" loext:contextual-spacing="fals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size-asian="28pt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6pt" style:font-size-asian="16pt" style:font-size-complex="16pt" fo:hyphenate="false"/>
    </style:style>
    <style:style style:name="Normal" style:family="paragraph">
      <style:paragraph-properties fo:hyphenation-ladder-count="no-limit"/>
      <style:text-properties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em_20_Espaçamento" style:display-name="Sem Espaçamento" style:family="paragraph">
      <style:paragraph-properties fo:margin-top="0cm" fo:margin-bottom="0cm" loext:contextual-spacing="false" fo:line-height="100%" fo:hyphenation-ladder-count="no-limit"/>
      <style:text-properties style:font-name-complex="Times New Roman" style:font-family-complex="'Times New Roman'" style:font-family-generic-complex="roman" style:font-pitch-complex="variable" fo:hyphenate="false"/>
    </style:style>
    <style:style style:name="Default" style:family="paragraph">
      <style:paragraph-properties fo:margin-top="0cm" fo:margin-bottom="0cm" loext:contextual-spacing="false" fo:line-height="100%" fo:hyphenation-ladder-count="no-limit" style:text-autospace="none" style:vertical-align="auto"/>
      <style:text-properties fo:color="#000000" fo:font-size="12pt" style:font-size-asian="12pt" style:font-size-complex="12pt" fo:hyphenate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Título_20_1_20_Char" style:display-name="Título 1 Char" style:family="text" style:parent-style-name="Fonte_20_parág._20_padrão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Cabeçalho_20_Char" style:display-name="Cabeçalho Char" style:family="text" style:parent-style-name="Fonte_20_parág._20_padrão">
      <style:text-properties style:font-name-complex="Times New Roman" style:font-family-complex="'Times New Roman'" style:font-family-generic-complex="roman" style:font-pitch-complex="variable"/>
    </style:style>
    <style:style style:name="Rodapé_20_Char" style:display-name="Rodapé Char" style:family="text" style:parent-style-name="Fonte_20_parág._20_padrão">
      <style:text-properties style:font-name-complex="Times New Roman" style:font-family-complex="'Times New Roman'" style:font-family-generic-complex="roman" style:font-pitch-complex="variable"/>
    </style:style>
    <style:style style:name="Título_20_Char" style:display-name="Título Char" style:family="text" style:parent-style-name="Fonte_20_parág._20_padrão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SISTEMAS INTELIGENTES – PROF. TACLA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Cesar Tacla</meta:initial-creator>
    <meta:creation-date>2018-03-12T16:59:00Z</meta:creation-date>
    <dc:date>2018-03-20T15:12:16.794383609</dc:date>
    <meta:print-date>2018-03-12T16:53:00Z</meta:print-date>
    <meta:editing-cycles>14</meta:editing-cycles>
    <meta:editing-duration>PT2H22M24S</meta:editing-duration>
    <meta:document-statistic meta:table-count="4" meta:image-count="0" meta:object-count="0" meta:page-count="4" meta:paragraph-count="145" meta:word-count="887" meta:character-count="5224" meta:non-whitespace-character-count="4465"/>
    <meta:template xlink:type="simple" xlink:actuate="onRequest" xlink:title="" xlink:href="Normal.dotm"/>
  </office:meta>
</office:document-meta>
</file>